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Lohit Devanagari2" svg:font-family="'Lohit Devanagari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ahoma3" svg:font-family="Tahoma" style:font-pitch="variable"/>
    <style:font-face style:name="WenQuanYi Micro Hei1" svg:font-family="'WenQuanYi Micro 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4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5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6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6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8S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8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8" style:family="drawing-page">
      <style:drawing-page-properties presentation:transition-type="automatic" presentation:duration="PT8S"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26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126cm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r2" style:family="presentation" style:parent-style-name="SimpleDark2-subtitle">
      <style:graphic-properties draw:fill-color="#ffffff" draw:auto-grow-height="true" fo:min-height="18.48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center"/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margin-top="0cm" fo:margin-bottom="0cm" fo:text-align="center"/>
    </style:style>
    <style:style style:name="P9" style:family="paragraph">
      <style:paragraph-properties fo:margin-left="0cm" fo:margin-right="0cm" fo:margin-top="0cm" fo:margin-bottom="0.423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48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Arial1" fo:font-size="80pt" fo:letter-spacing="normal" fo:font-style="normal" style:text-underline-style="none" fo:font-weight="bold" style:font-name-asian="DejaVu Sans1" style:font-size-asian="80pt" style:font-style-asian="normal" style:font-weight-asian="bold" style:font-name-complex="DejaVu Sans1" style:font-size-complex="80pt" style:font-style-complex="normal" style:font-weight-complex="bold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3" style:family="text">
      <style:text-properties fo:font-variant="normal" fo:text-transform="none" fo:color="#99ffff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4" style:family="text">
      <style:text-properties fo:font-variant="normal" fo:text-transform="none" fo:color="#87d1d1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5" style:family="text">
      <style:text-properties fo:font-variant="normal" fo:text-transform="none" fo:color="#ffff00" style:text-outline="false" style:text-line-through-style="none" style:text-line-through-type="none" style:text-position="0% 100%" style:font-name="Arial1" fo:font-size="54pt" fo:letter-spacing="normal" fo:font-style="normal" fo:text-shadow="none" style:text-underline-style="none" fo:font-weight="bold" style:letter-kerning="true" style:font-name-asian="DejaVu Sans1" style:font-size-asian="54pt" style:font-style-asian="normal" style:font-weight-asian="bold" style:font-name-complex="DejaVu Sans1" style:font-size-complex="5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99ffff" style:text-outline="false" style:text-line-through-style="none" style:text-line-through-type="none" style:text-position="0% 100%" style:font-name="Arial1" fo:font-size="54pt" fo:letter-spacing="normal" fo:font-style="normal" fo:text-shadow="none" style:text-underline-style="none" fo:font-weight="bold" style:letter-kerning="true" style:font-name-asian="DejaVu Sans1" style:font-size-asian="54pt" style:font-style-asian="normal" style:font-weight-asian="bold" style:font-name-complex="DejaVu Sans1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7d1d1" style:text-outline="false" style:text-line-through-style="none" style:text-line-through-type="none" style:text-position="0% 100%" style:font-name="Arial1" fo:font-size="54pt" fo:letter-spacing="normal" fo:font-style="normal" fo:text-shadow="none" style:text-underline-style="none" fo:font-weight="bold" style:letter-kerning="true" style:font-name-asian="DejaVu Sans1" style:font-size-asian="54pt" style:font-style-asian="normal" style:font-weight-asian="bold" style:font-name-complex="DejaVu Sans1" style:font-size-complex="5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00" style:text-outline="false" style:text-line-through-style="none" style:text-line-through-type="none" style:text-position="0% 100%" style:font-name="Arial1" fo:font-size="54pt" fo:letter-spacing="normal" fo:font-style="normal" fo:text-shadow="none" style:text-underline-style="none" fo:font-weight="bold" style:letter-kerning="true" style:font-name-asian="DejaVu Sans1" style:font-size-asian="54pt" style:language-asian="en" style:country-asian="GB" style:font-style-asian="normal" style:font-weight-asian="bold" style:font-name-complex="DejaVu Sans1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ffff" style:text-outline="false" style:text-line-through-style="none" style:text-line-through-type="none" style:text-position="0% 100%" style:font-name="Arial1" fo:font-size="54pt" fo:letter-spacing="normal" fo:font-style="normal" fo:text-shadow="none" style:text-underline-style="none" fo:font-weight="bold" style:letter-kerning="true" style:font-name-asian="DejaVu Sans1" style:font-size-asian="54pt" style:language-asian="en" style:country-asian="GB" style:font-style-asian="normal" style:font-weight-asian="bold" style:font-name-complex="DejaVu Sans1" style:font-size-complex="5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7d1d1" style:text-outline="false" style:text-line-through-style="none" style:text-line-through-type="none" style:text-position="0% 100%" style:font-name="Arial1" fo:font-size="54pt" fo:letter-spacing="normal" fo:font-style="normal" fo:text-shadow="none" style:text-underline-style="none" fo:font-weight="bold" style:letter-kerning="true" style:font-name-asian="DejaVu Sans1" style:font-size-asian="54pt" style:language-asian="en" style:country-asian="GB" style:font-style-asian="normal" style:font-weight-asian="bold" style:font-name-complex="DejaVu Sans1" style:font-size-complex="5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200" style:text-outline="false" style:text-line-through-style="none" style:text-line-through-type="none" style:text-position="0% 100%" style:font-name="Arial1" fo:font-size="54pt" fo:letter-spacing="normal" fo:font-style="normal" fo:text-shadow="none" style:text-underline-style="none" fo:font-weight="bold" style:letter-kerning="true" style:font-name-asian="DejaVu Sans1" style:font-size-asian="54pt" style:font-style-asian="normal" style:font-weight-asian="bold" style:font-name-complex="DejaVu Sans1" style:font-size-complex="5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1"><text:span text:style-name="T1">Welcome to </text:span></text:p>
            <text:p text:style-name="P1"><text:span text:style-name="T1">Shaftesbury </text:span></text:p>
            <text:p text:style-name="P2"><text:span text:style-name="T1">United Church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ea and coffee will be served after Worship</text:span></text:p>
            <text:p text:style-name="P1"><text:span text:style-name="T3"/></text:p>
            <text:p text:style-name="P2"><text:span text:style-name="T4">All are invited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This morning's worship will be led by</text:span></text:p>
            <text:p text:style-name="P1"><text:span text:style-name="T6"/></text:p>
            <text:p text:style-name="P6"><text:span text:style-name="T7">Mrs Christine Roger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is evening's worship at 6:00 pm will be led by</text:span></text:p>
            <text:p text:style-name="P1"><text:span text:style-name="T5"/></text:p>
            <text:p text:style-name="P6"><text:span text:style-name="T7">Advent Service</text:span></text:p>
            <text:p text:style-name="P7"><text:span text:style-name="T7">At Father’s House</text:span></text:p>
            <text:p text:style-name="P7"><text:span text:style-name="T7">NO Evening Worship her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morning worship at 10:30 am </text:span></text:p>
            <text:p text:style-name="P1"><text:span text:style-name="T2">will be led by</text:span></text:p>
            <text:p text:style-name="P1"><text:span text:style-name="T5"/></text:p>
            <text:p text:style-name="P6"><text:span text:style-name="T7">Rev Duncan Goldie</text:span></text:p>
            <text:p text:style-name="P6"><text:span text:style-name="T7">Incl holy communio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evening worship at 6:00pm</text:span></text:p>
            <text:p text:style-name="P1"><text:span text:style-name="T2">will be led by</text:span></text:p>
            <text:p text:style-name="P1"><text:span text:style-name="T2"/></text:p>
            <text:p text:style-name="P6"><text:span text:style-name="T7">Rev Denise Bink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Monday</text:span></text:p>
            <text:p text:style-name="P1"><text:span text:style-name="T8">7:30pm</text:span></text:p>
            <text:p text:style-name="P1"><text:span text:style-name="T9"/></text:p>
            <text:p text:style-name="P2"><text:span text:style-name="T10">Members meeting (AGM)</text:span></text:p>
            <text:p text:style-name="P2"><text:span text:style-name="T10">All are urged to attend.</text:span></text:p>
            <text:p text:style-name="P2"><text:span text:style-name="T10">It may be possible to attend remotely via Facebook live. See Mart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10:30am - 11.30am </text:span></text:p>
            <text:p text:style-name="P1"><text:span text:style-name="T3"/></text:p>
            <text:p text:style-name="P2"><text:span text:style-name="T4">Prayer Tim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7:00pm - 9.00pm </text:span></text:p>
            <text:p text:style-name="P1"><text:span text:style-name="T3"/></text:p>
            <text:p text:style-name="P2"><text:span text:style-name="T4">Autumn Course</text:span></text:p>
            <text:p text:style-name="P2"><text:span text:style-name="T4">Revelation </text:span></text:p>
            <text:p text:style-name="P2"><text:span text:style-name="T4">(letters to the churches). </text:span></text:p>
            <text:p text:style-name="P2"><text:span text:style-name="T4">Led by Rev Duncan</text:span></text:p>
            <text:p text:style-name="P2"><text:span text:style-name="T4">Goldie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00am - 11:00am</text:span><text:span text:style-name="T3"> </text:span></text:p>
            <text:p text:style-name="P1"><text:span text:style-name="T3"/></text:p>
            <text:p text:style-name="P1"><text:span text:style-name="T4">Roundabout Parent, Baby and Toddler Group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30am - 10:30am </text:span></text:p>
            <text:p text:style-name="P1"><text:span text:style-name="T3"/></text:p>
            <text:p text:style-name="P2"><text:span text:style-name="T4">Clothing Exchang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10:30am – 12:00 </text:span></text:p>
            <text:p text:style-name="P1"><text:span text:style-name="T3"/></text:p>
            <text:p text:style-name="P2"><text:span text:style-name="T4">Bible Study meets at Alan’s Hous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ursday</text:span></text:p>
            <text:p text:style-name="P1"><text:span text:style-name="T2">2:30pm – 4:00pm</text:span></text:p>
            <text:p text:style-name="P1"><text:span text:style-name="T2">Sunshine hour</text:span></text:p>
            <text:p text:style-name="P1"><text:span text:style-name="T3"/></text:p>
            <text:p text:style-name="P8"><text:span text:style-name="T7">Visit from Thorngrove with plants and bulbs to buy.</text:span><text:span text:style-name="T7"> 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0:00am - 12:00</text:span><text:span text:style-name="T3"> </text:span></text:p>
            <text:p text:style-name="P1"><text:span text:style-name="T3"/></text:p>
            <text:p text:style-name="P2"><text:span text:style-name="T7">Tea, Coffee and Chat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2:00 - 1:00pm</text:span><text:span text:style-name="T3"> </text:span></text:p>
            <text:p text:style-name="P1"><text:span text:style-name="T3"/></text:p>
            <text:p text:style-name="P2"><text:span text:style-name="T4">Harvest Lunch for Christian Aid at Town Hall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8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8:30 – 10.00 am</text:span></text:p>
            <text:p text:style-name="P1"><text:span text:style-name="T6"/></text:p>
            <text:p text:style-name="P2"><text:span text:style-name="T7">Prayer Breakfast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8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12:00 – 2.00 pm</text:span></text:p>
            <text:p text:style-name="P1"><text:span text:style-name="T6"/></text:p>
            <text:p text:style-name="P2"><text:span text:style-name="T7">Bereavement Drop-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SimpleDark2" presentation:presentation-page-layout-name="AL1T32">
        <office:forms form:automatic-focus="false" form:apply-design-mode="false"/>
        <draw:frame draw:style-name="gr5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5">5:00pm - 6:30pm</text:span><text:span text:style-name="T6"> </text:span></text:p>
            <text:p text:style-name="P1"><text:span text:style-name="T6"/></text:p>
            <text:p text:style-name="P9"><text:span text:style-name="T7">Saturday Youth Club</text:span></text:p>
            <text:p text:style-name="P2"><text:span text:style-name="T7">(7 – 12 year olds)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6"><text:s text:c="3"/></text:span><text:span text:style-name="T5">10:00am</text:span><text:span text:style-name="T6"> </text:span></text:p>
            <text:p text:style-name="P1"><text:span text:style-name="T6"/></text:p>
            <text:p text:style-name="P1"><text:span text:style-name="T7">Walking group meets</text:span></text:p>
            <text:p text:style-name="P2"><text:span text:style-name="T7">venue to be advised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SimpleDark2" presentation:presentation-page-layout-name="AL1T32">
        <office:forms form:automatic-focus="false" form:apply-design-mode="false"/>
        <draw:frame draw:style-name="gr6" draw:text-style-name="P3" draw:layer="layout" svg:width="26.13cm" svg:height="19.376cm" svg:x="1.008cm" svg:y="1.008cm">
          <draw:text-box>
            <text:p text:style-name="P1"><text:span text:style-name="T8"/></text:p>
            <text:p text:style-name="P1"><text:span text:style-name="T8">Help please</text:span></text:p>
            <text:p text:style-name="P1"><text:span text:style-name="T10"/></text:p>
            <text:p text:style-name="P10"><text:span text:style-name="T10">Shaftesbury childrens’ centre would like some ‘one off’ help getting their garden into a usable state.</text:span></text:p>
            <text:p text:style-name="P10"><text:span text:style-name="T10"/></text:p>
            <text:p text:style-name="P10"><text:span text:style-name="T10">See Martin if you can help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7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More information about church events can be found on the noticeboard and/or the website at</text:span></text:p>
            <text:p text:style-name="P1"><text:span text:style-name="T3"/></text:p>
            <text:p text:style-name="P2"><text:span text:style-name="T4">www.shaftesburyuc.org.uk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11"/></text:p>
            <text:p text:style-name="P1"><text:span text:style-name="T11">Font: 54</text:span></text:p>
            <text:p text:style-name="P1"><text:span text:style-name="T11">Colour: Yellow (no number)</text:span><text:span text:style-name="T6"> </text:span></text:p>
            <text:p text:style-name="P1"><text:span text:style-name="T6"/></text:p>
            <text:p text:style-name="P1"><text:span text:style-name="T7">Font: 54</text:span></text:p>
            <text:p text:style-name="P1"><text:span text:style-name="T7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SimpleDark2" presentation:presentation-page-layout-name="AL1T32">
        <draw:frame draw:style-name="gr3" draw:text-style-name="P11" draw:layer="layout" svg:width="26.13cm" svg:height="18.942cm" svg:x="1.008cm" svg:y="1.008cm">
          <draw:text-box>
            <text:p text:style-name="P2"><text:span text:style-name="T12"/></text:p>
            <text:p text:style-name="P2"><text:span text:style-name="T12">sdfgdfg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SimpleDark2" presentation:presentation-page-layout-name="AL1T32">
        <draw:frame presentation:style-name="pr2" draw:text-style-name="P13" draw:layer="layout" svg:width="25.098cm" svg:height="18.48cm" svg:x="1.4cm" svg:y="1.364cm" presentation:class="subtitle" presentation:user-transformed="true">
          <draw:text-box>
            <text:p text:style-name="P12"><text:span text:style-name="T13">adgdga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rt-page="page1"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Lohit Devanagari2" svg:font-family="'Lohit Devanagari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ahoma3" svg:font-family="Tahoma" style:font-pitch="variable"/>
    <style:font-face style:name="WenQuanYi Micro Hei1" svg:font-family="'WenQuanYi Micro 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374cm" fo:text-align="start" style:text-autospace="none"/>
      <style:text-properties style:use-window-font-color="true" style:font-name="Calibri1" fo:font-family="Calibri" style:font-family-generic="swiss" style:font-pitch="variable" fo:font-size="12pt" fo:language="en" fo:country="GB" style:font-name-asian="Calibri1" style:font-family-asian="Calibri" style:font-family-generic-asian="swiss" style:font-pitch-asian="variable" style:font-size-asian="12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fo:font-weight="bold" style:font-name-asian="Tahoma1" style:font-family-asian="Tahoma" style:font-family-generic-asian="swiss" style:font-pitch-asian="variable" style:font-size-asian="8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Calibri1" fo:font-family="Calibri" style:font-family-generic="swiss" style:font-pitch="variable" fo:font-size="12pt" fo:language="en" fo:country="GB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/>
      <style:text-properties style:use-window-font-color="true"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margin-top="0cm" fo:margin-bottom="0.374cm" fo:text-align="start" style:text-autospace="none"/>
      <style:text-properties style:use-window-font-color="true" style:font-name="Calibri1" fo:font-family="Calibri" style:font-family-generic="swiss" style:font-pitch="variable" fo:font-size="12pt" fo:language="en" fo:country="GB" style:font-name-asian="Lohit Devanagari2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1" fo:font-family="Calibri" style:font-family-generic="swiss" style:font-pitch="variable" fo:font-size="12pt" fo:language="en" fo:country="GB" fo:font-style="italic" style:font-name-asian="Lohit Devanagari2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1" fo:font-family="Calibri" style:font-family-generic="swiss" style:font-pitch="variable" fo:font-size="12pt" fo:language="en" fo:country="GB" style:font-name-asian="Lohit Devanagari2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1" fo:font-family="Calibri" style:font-family-generic="swiss" style:font-pitch="variable" fo:font-size="12pt" fo:language="en" fo:country="GB" style:font-name-asian="Calibri1" style:font-family-asian="Calibri" style:font-family-generic-asian="swiss" style:font-pitch-asian="variable" style:font-size-asian="12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1H28M24S</meta:editing-duration>
    <meta:editing-cycles>69</meta:editing-cycles>
    <meta:generator>LibreOffice/5.1.6.2$Linux_X86_64 LibreOffice_project/10m0$Build-2</meta:generator>
    <dc:date>2018-11-30T16:42:29.489513549</dc:date>
    <meta:document-statistic meta:object-count="11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